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style:text-underline-style="solid" style:text-underline-width="auto" style:text-underline-color="font-color"/>
    </style:style>
    <style:style style:name="T4" style:family="text">
      <style:text-properties style:text-line-through-style="none" style:font-name="Times New Roman1" style:text-underline-style="solid" style:text-underline-width="auto" style:text-underline-color="font-color"/>
    </style:style>
    <style:style style:name="T5" style:family="text">
      <style:text-properties style:text-line-through-style="none" style:font-name="Times New Roman" style:text-underline-style="none"/>
    </style:style>
    <style:style style:name="T6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3_15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Parah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, to page 7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For Sabbath Parah/</text:p>
      <text:p text:style-name="P5"/>
      <text:p text:style-name="P4">[Page 1]</text:p>
      <text:p text:style-name="P4">When the Romans ruled Judea, our laws and practices <text:span text:style-name="T1">became</text:span><text:span text:style-name="T2"> were/ the </text:span><text:span text:style-name="T1">subject</text:span><text:span text:style-name="T2"> butt of sharp criticism. <text:s/>Heathen masters would add/ insult to injury by casting ridicule on observances which a people/ in subjection fondly cherished. <text:s/>But if in the bloody and/ persistent struggle against an all-crushing power, our strength/ </text:span><text:span text:style-name="T1">was</text:span><text:span text:style-name="T2"> became exhausted, in religious contests the Rabbis know how/ to cope with and conquer their opponents. <text:s/>Among the teachers of old often captious-/-ly questioned, Johanan son of Zacchai stood prominently at/ that sad period of our </text:span><text:span text:style-name="T1">history</text:span><text:span text:style-name="T2"> annals. <text:s/>The prediction of Hillel,/ the Babylonian, that of all his numerous pupils, the/ youngest would be the greatest, was completely fulfilled./ <text:s/>He seemed to have been born, when cool judgment, and keen fore-/-sight were most needed for the preservation of Judaism./ <text:s/>Merciless wars turned away the public mind from that sacred object./ <text:s/>Victorious paganism stormed the citadel of our faith. <text:s/></text:span><text:span text:style-name="T1">Joha-</text:span><text:span text:style-name="T2"> In the/ </text:span><text:span text:style-name="T1">-nan had to meet in his endeavours</text:span><text:span text:style-name="T2"> prosecution of his righteous endeavours, Johanan had to meet home adversaries as well as fo-/-reign foes. <text:s/>The radicals or zealots, as historians/ call the uncompromising but misguided patriots of the time,/ looked on him with no partial eye. <text:s/>He preached modera-/-tion. <text:s/>Seeing the utter impossibility to throw off the yoke/</text:span></text:p>
      <text:p text:style-name="P6"/>
      <text:p text:style-name="P6">[Page 2]</text:p>
      <text:p text:style-name="P4"><text:span text:style-name="T2">of imperial Rome, he strove to avert the total/ destruction of his country by counselling[sic!] the </text:span><text:soft-page-break/><text:span text:style-name="T2">submission. <text:s/>But/ this word was treason with the men, who had resolved to fight/ the battle of independence to the bitter end. <text:s/>High-character/ </text:span><text:span text:style-name="T1">and rank</text:span><text:span text:style-name="T2"> extensive tenuring, social rank</text:span><text:span text:style-name="T1">s</text:span><text:span text:style-name="T2"> did not deter them from sacrificing to their revenge the adherents/ of the moderate party, whom they stigmatised[sic!] as the arm/ of tyrannical heathenism. <text:s/>Still none could accuse Johanan,/ as they rightly accused Josephus, of deserting the national/ cause to ingratiate himself with the insolent foreigner./ <text:s/></text:span><text:span text:style-name="T1">They</text:span><text:span text:style-name="T2"> His mild disposition and that far reaching </text:span><text:span text:style-name="T1">mind</text:span><text:span text:style-name="T2"> sanctity with which he was endowed led him/ to advocate peace, as the only policy </text:span><text:span text:style-name="T1">by which</text:span><text:span text:style-name="T2"> to avert untold miseries/ and the final overthrow of our people. <text:s/>And when neither/ the </text:span><text:span text:style-name="T1">usual</text:span><text:span text:style-name="T2"> caution usually exercised nor the reputation he bore, could/ </text:span><text:span text:style-name="T1">make it safe for him to remain ensure his safety</text:span><text:span text:style-name="T2"> any longer ensure his safety in Jerusalem, he/ escaped from the capital to the Roman camp. <text:s/>A bold/ undertaking, justified by an ardent wish to deliver the/ law and the traditions from extinction, while </text:span><text:span text:style-name="T1">delivering</text:span><text:span text:style-name="T2"> protecting his/ own life. <text:s/>The manner in which he accomplished it,/ shows a fixed determination which the sight of danger could not/ hold back. <text:s/>Johanan confided with some of his/ most attached disciples, feigned sickness and caused the/ news </text:span><text:span text:style-name="T1">to be</text:span><text:span text:style-name="T2"> of his death to be spread abroad./</text:span></text:p>
      <text:p text:style-name="P6"/>
      <text:p text:style-name="P6">[Page 3]</text:p>
      <text:p text:style-name="P4"><text:span text:style-name="T2">He then had himself </text:span><text:span text:style-name="T1">carried in a box outside of</text:span><text:span text:style-name="T2"> encased in a coffin, and carried beyond the city-/limits, as towards a place of burial </text:span><text:span text:style-name="T1">place</text:span><text:span text:style-name="T2">. <text:s/>The guards stationed/ at the principal gates by the war party then in the ascendancy,/--ever suspicious--, would have tested the truth of the report/ circulated by forcing the coffin open; but their Chief, related/ to the Rabbi, and conniving at his escape, prevented the act/ as </text:span><text:span text:style-name="T1">an</text:span><text:span text:style-name="T2"> too great an indignity against the remains of an eminent teacher in/ Israel. <text:s/>The fame of the son of Zacchai had already reached/ the tent of the general of the inimical army. <text:s/>So that when/ brought before his presence, he met with a cordial reception./ <text:s/>Encouraged to ask a favor, the Rabbi petitioned for/ that which had impelled his every movement, and which was/ next to hes heart. </text:span><text:span text:style-name="T1">namely, to be</text:span><text:span text:style-name="T2"> He expressed the wish that he might be allowed to establish a/ school of learning in Jabai, a southern town of Palestine./ <text:s/>The request was granted as </text:span><text:span text:style-name="T1">fully</text:span><text:span text:style-name="T2"> quite harmless; and thus while a cruel hand/ set on fire the Temple and its altar to consume therewith the Hebrew race, a </text:span><text:span text:style-name="T1">holy</text:span><text:span text:style-name="T2"> beneficent hand kindled a flame/ </text:span><text:span text:style-name="T1">was kindled and</text:span><text:span text:style-name="T2"> kept </text:span><text:span text:style-name="T1">unquenchably</text:span><text:span text:style-name="T2"> quenchlessly ablaze </text:span><text:span text:style-name="T1">to which</text:span><text:span text:style-name="T2"> to rescusci-/-tate</text:span><text:span text:style-name="T1">d</text:span><text:span text:style-name="T2"> paralyzed Judaism. <text:s/>R. Johanan created </text:span><text:span text:style-name="T1">formed</text:span><text:span text:style-name="T2"> a new epoch. <text:s/>He became </text:span><text:span text:style-name="T1">then</text:span><text:span text:style-name="T2">/ the central figure in the religious events of the time./ <text:s/>To him were directed all minds in search</text:span><text:span text:style-name="T1">ing</text:span><text:span text:style-name="T2"> </text:span><text:span text:style-name="T1">for</text:span><text:span text:style-name="T2"> of instruction,/</text:span></text:p>
      <text:p text:style-name="P4"><text:span text:style-name="T2"/></text:p>
      <text:p text:style-name="P4"><text:span text:style-name="T2">[Page 4]</text:span></text:p>
      <text:p text:style-name="P4"><text:span text:style-name="T2">and his notoriety drew also to his academy many a/ heathen </text:span><text:span text:style-name="T1">who desired to have</text:span><text:span text:style-name="T2"> bent upon having a fling at Moses and/ the prophets. <text:s/>On one occasion a Roman who had/ heard of the rites connected with the purification through the red-heifer,--the/ ordinance of which we have perused this sabbath in our/ additional section--, spoke as follows. <text:s/>"I think that you/ Jews practice witchcraft, for I can see nothing but magic/ in some of your observances. <text:s/>For instance. <text:s/>You take an/ animal of a peculiar colour, burn it to ashes, mix with/ them other </text:span><text:span text:style-name="T1">matters</text:span><text:span text:style-name="T2"> substances, put all in water, sprinkle a few/ drops on a person who has come in contact with a dead/ body, and profess that by such means he is made pure"./ <text:s/>Now, to explain satisfactorily to a sneering unbeliever a/ precept for which no reason has been assigned, must have/ been very perplexing. <text:s/>But R. Johanan was never at a/ loss for an ingenius[sic!] answer. <text:s/>He immediately said. <text:s/>You/ seem to forget your own doings. <text:s/>Have you ever </text:span><text:span text:style-name="T1">been af-</text:span><text:span text:style-name="T2"> suffered/ </text:span><text:span text:style-name="T1">-ected with contagious diseases?</text:span><text:span text:style-name="T2"> by contagion? <text:s/></text:span><text:span text:style-name="T1">by infection?</text:span><text:span text:style-name="T2"> <text:s/>No replied the heathen./ <text:s/>But you may have entered a room, where one so affected lay./ <text:s/>Tell me how do </text:span><text:span text:style-name="T1">your</text:span><text:span text:style-name="T2"> people generally seek to drive away the foul air?/ <text:s/>Do they not use as a disinfectant, drugs dissolved </text:span><text:span text:style-name="T1">into</text:span><text:span text:style-name="T2">/ </text:span><text:span text:style-name="T1">vapor</text:span><text:span text:style-name="T2"> by a slow fire, and water in which </text:span><text:span text:style-name="T1">some odoriferous</text:span><text:span text:style-name="T2"> aromatic/</text:span></text:p>
      <text:p text:style-name="P4"><text:span text:style-name="T2"/></text:p>
      <text:p text:style-name="P4"><text:span text:style-name="T2">[Page 5]</text:span></text:p>
      <text:p text:style-name="P8">substance is hung soaked?<text:span text:style-name="T2"> plants </text:span>are<text:span text:style-name="T2"> exhale their sweet odor? <text:s/>Well, we Israelites have </text:span>another<text:span text:style-name="T2"> </text:span><text:soft-page-break/><text:span text:style-name="T2">adopted/ a process not very dissimilar by which to remove impurities from one of us who touched/ a corpse, before he be allowed to come among a large concourse/ of his brethren, worshipping[sic!] in the Sanctuary. <text:s/>The disciples/ of the Sage perceived at once that the explanation given was/ a mere evasion, to silence a captious pagan, and as he/ left they addressed their teachers so. <text:s/>Rabbi! <text:s/>Thou hast/ </text:span>lightly made<text:span text:style-name="T2"> easily caused the stranger to cease </text:span>to<text:span text:style-name="T2"> criticising[sic!] our </text:span>station<text:span text:style-name="T2"> tenets./ <text:s/>But how wilt thou expound to us a command so singular in/ its nature? <text:s/>To which Johanan answered. <text:s/>Believe that neither/ the dead make us unholy, nor the sprinkling of any water/ can cleanse our souls. <text:s/>But that God who has separated us to/ His service, would keep us distinct by rites and usages extraor-/-dinary and above our comprehension, </text:span>but<text:span text:style-name="T2"> against which we dare not/ set up our feeble judgment. <text:s/>Dear Brethren!/ <text:s/>Will the words of that illustrious preceptor of antiquity be heeded/ by the present generation? <text:s/>The law to which I have referred,/ </text:span>does not concern us now<text:span text:style-name="T2"> has </text:span>become absolute<text:span text:style-name="T2"> been rendered imperative through our dispersion. <text:s/>We have rehearsed it this Sabbath/ simply as a memorial of what our fathers practised in the/ patriarchal land, when Passover approached. <text:s/>Anxious/ to offer the paschal-lamb on the prescribed </text:span>season<text:span text:style-name="T2"> day, they/ </text:span>put in operation<text:span text:style-name="T2"> had recourse to the ordinance of the red-heifer, enabling/</text:span></text:p>
      <text:p text:style-name="P8"><text:span text:style-name="T2"/></text:p>
      <text:p text:style-name="P8"><text:span text:style-name="T2">[Page 6]</text:span></text:p>
      <text:p text:style-name="P8"><text:span text:style-name="T2">the ceremonies attending the executor of that statutes,/ all to participate in the national celebration. <text:s/>The books of our traditions contain a minute account of </text:span>and through<text:span text:style-name="T2"> In later times the/ origin and object </text:span>of that statute became in later times<text:span text:style-name="T2"> thereof have engaged </text:span>the deep study<text:span text:style-name="T2"> the deep/ </text:span>study<text:span text:style-name="T2"> attention of our commentators, and they endeavoured to explain/ the same agreeably to human reason, but we of this age being not </text:span>bound to object<text:span text:style-name="T2"> exempt from its observance may/ not feel sufficiently interested in listening to their learned elucidations./ <text:s/>Therefore I forbear speaking on the subject exegetically./ <text:s/>But there are statutes still in force, which ought to </text:span>exhibit<text:span text:style-name="T2"> arrest our/ thoughts, and to which the pulpit ought to allude, to secure their/ </text:span>full attention that we perform them with exactness<text:span text:style-name="T2">/ exact performance. <text:s/>Among our religious ceremonies, </text:span>we may reckon as very important<text:span text:style-name="T2"> those attending the great/ </text:span>I generally allude to the ordinance of unleaven<text:span text:style-name="T2"> that connected with/ statutes not above but consonant with our reason, statutes of the highest importance, easily/ stand confessedly in the front rank/ </text:span>the<text:span text:style-name="T2"> festival which we will soon solemnize comprehended because founded on irrefutably historical facts. <text:s/>But noticing the/ loose manner in which the commemorative bread of the season/ is prepared, and the </text:span>heedlessness<text:span text:style-name="T2"> recklessness of some Israelites in fitting/ their habitations for the </text:span>rigid<text:span text:style-name="T2"> observance of our ensuing holiday, one/ might be led to think that the explicit words of Holy/ Writ require </text:span>a<text:span text:style-name="T2"> nevertheless recital and </text:span>an<text:span text:style-name="T2"> explanation. <text:s/>What I see/ and hear must be the effect of an error which has taken hold/ of the mind of my coreligionists. <text:s/></text:span>Some of<text:span text:style-name="T2"> They appear to </text:span>think<text:span text:style-name="T2"> labor/ </text:span>imagine<text:span text:style-name="T2"> under the misapprehension that provided we ourselves do not transgress, we/ may wince at the irregularities committed by those we/ employ. <text:s/>This unwelcome fact can be discovered in/ visiting establishments, where the bread for the Passover/</text:span></text:p>
      <text:p text:style-name="P8"><text:span text:style-name="T2"/></text:p>
      <text:p text:style-name="P8"><text:span text:style-name="T2">[Page 7]</text:span></text:p>
      <text:p text:style-name="P8"><text:span text:style-name="T2">is made and stored, and it will be traceable/ in dwellings where the domestics are allowed every lati-/-tude. <text:s/>In both </text:span>cases<text:span text:style-name="T2"> instances those upon whom it is incumbent/ to direct and supervise set aside the plain ordinance/ of the Bible; incurring thus the severe penalty specified/ in the text. <text:s/>For time has not abrogated the injunction/ of guarding against the admission of any leaven in our/ borders, and the admixture of any ferment in our food. <text:s/>It is obligatory now as when first given by the/ Deity. <text:s/>And it would indeed be a lamentable circumstance,/ if even that which has hitherto survived the onslaught/ of miscalled progressive ideas, were also to yeild[sic!] to the evil/ spirit of innovation. <text:s/>If the </text:span><text:span text:style-name="T3">Matz</text:span><text:span text:style-name="T4">á</text:span><text:span text:style-name="T5"> </text:span><text:span text:style-name="T6">a</text:span><text:span text:style-name="T5">round which so many/ dear associations cluster, were regarded as a thing of the/ past, and the slight privations of the Passover be replaced/ by the prohibited dainties of a luxurious table. <text:s/>But I address/ consistent Israelites, and trust that the bear mention of the/ offence[sic!]--perhaps unintentional--</text:span><text:span text:style-name="T6">may </text:span><text:soft-page-break/><text:span text:style-name="T6">bring</text:span><text:span text:style-name="T5"> will effect the correction; so that/ we all, in the language of our Haftorah, may walk in the/ statutes of God, and keep His behests. <text:s/>Oh! may He sprinkle/ upon us pure waters that we may be cleansed of all our imperfections,/ and be imbued </text:span><text:span text:style-name="T6">with a new heart and</text:span><text:span text:style-name="T5"> a new spirit binding us/ to our Legislator gratefully, and to our people fraternally./</text:span></text:p>
      <text:p text:style-name="P8"><text:span text:style-name="T5"/></text:p>
      <text:p text:style-name="P8"><text:span text:style-name="T5">[Page 8]</text:span></text:p>
      <text:p text:style-name="P8"><text:span text:style-name="T5">(This lecture was considerably lengthened in delivering it, and/ it concluded with an appropriate prayer, elicited by there being a/ number of sick and dead in the Congregation)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17T15:41:59.24</meta:creation-date>
    <dc:date>2012-07-18T13:52:05.77</dc:date>
    <dc:creator>Penn Libraries</dc:creator>
    <meta:editing-duration>PT02H57M36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78" meta:word-count="1935" meta:character-count="11958"/>
  </office:meta>
</office:document-meta>
</file>